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Times New Roman" svg:font-family="'Times New Roman'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3">
      <style:text-properties officeooo:paragraph-rsid="00157d1c"/>
    </style:style>
    <style:style style:name="P2" style:family="paragraph" style:parent-style-name="Text_20_body" style:list-style-name="L1"/>
    <style:style style:name="P3" style:family="paragraph" style:parent-style-name="Text_20_body">
      <style:paragraph-properties fo:margin-left="0.3091in" fo:margin-right="0in" fo:margin-top="0in" fo:margin-bottom="0.1236in" loext:contextual-spacing="false" fo:orphans="2" fo:widows="2" fo:text-indent="-0.3091in" style:auto-text-indent="false"/>
      <style:text-properties fo:font-variant="normal" fo:text-transform="none" fo:color="#e8e6e3" style:font-name="Times New Roman" fo:font-size="14pt" fo:letter-spacing="normal" fo:font-style="normal" fo:font-weight="normal"/>
    </style:style>
    <style:style style:name="T1" style:family="text">
      <style:text-properties fo:font-style="itali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3">References</text:h>
      <text:list xml:id="list3067392172" text:style-name="L1">
        <text:list-item>
          <text:p text:style-name="P2">Altenkirch, T., 2020. Coding Trees In Python. [video] Available at: &lt;https://www.youtube.com/watch?v=7tCNu4CnjVc&gt; [Accessed 10 October 2020].</text:p>
        </text:list-item>
        <text:list-item>
          <text:p text:style-name="P2">Canny, S., 2020. Python-Docx — Python-Docx 0.8.10 Documentation. [online] Python-docx.readthedocs.io. Available at: &lt;https://python-docx.readthedocs.io/en/latest/index.html&gt; [Accessed 10 October 2020].</text:p>
        </text:list-item>
        <text:list-item>
          <text:p text:style-name="P2">Canny, S., 2020. Working With Text — Python-Docx 0.8.10 Documentation. [online] Python-docx.readthedocs.io. Available at: &lt;https://python-docx.readthedocs.io/en/latest/user/text.html&gt; [Accessed 10 October 2020].</text:p>
        </text:list-item>
        <text:list-item>
          <text:p text:style-name="P2">Google API Team, 2020. Googleapis/Google-Api-Python-Client. [online] GitHub. Available at: &lt;https://github.com/googleapis/google-api-python-client&gt; [Accessed 10 October 2020].</text:p>
        </text:list-item>
        <text:list-item>
          <text:p text:style-name="P2">Google Developers, 2020. Google Workspace And Drive MIME Types <text:s/>| <text:s/>Google Drive API. [online] Google Developers. Available at: &lt;https://developers.google.com/drive/api/v3/mime-types&gt; [Accessed 10 October 2020].</text:p>
        </text:list-item>
        <text:list-item>
          <text:p text:style-name="P2">Google Docs Developers, 2020. Python Quickstart <text:s/>| <text:s/>Google Docs API <text:s/>| <text:s/>Google Developers. [online] Google Developers. Available at: &lt;https://developers.google.com/docs/api/quickstart/python&gt; [Accessed 10 October 2020].</text:p>
        </text:list-item>
        <text:list-item>
          <text:p text:style-name="P2">Google Docs Developers, 2020. REST Resource: Documents <text:s/>| <text:s/>Google Docs API <text:s/>| <text:s/>Google Developers. [online] Google Developers. Available at: &lt;https://developers.google.com/docs/api/reference/rest/v1/documents#Document&gt; [Accessed 10 October 2020].</text:p>
        </text:list-item>
        <text:list-item>
          <text:p text:style-name="P2">Google Drive Developers, 2020. Files <text:s/>| <text:s/>Google Drive API <text:s/>| <text:s/>Google Developers. [online] Google Developers. Available at: &lt;https://developers.google.com/drive/api/v3/reference/files&gt; [Accessed 10 October 2020].</text:p>
        </text:list-item>
        <text:list-item>
          <text:p text:style-name="P2">Google Drive Developers, 2020. Files: Export <text:s/>| <text:s/>Google Drive API <text:s/>| <text:s/>Google Developers. [online] Google Developers. Available at: &lt;https://developers.google.com/drive/api/v3/reference/files/export&gt; [Accessed 10 October 2020].</text:p>
        </text:list-item>
        <text:list-item>
          <text:p text:style-name="P2">Google Drive Developers, 2020. Files: List <text:s/>| <text:s/>Google Drive API <text:s/>| <text:s/>Google Developers. [online] Google Developers. Available at: &lt;https://developers.google.com/drive/api/v2/reference/files/list#python&gt; [Accessed 10 October 2020].</text:p>
        </text:list-item>
        <text:list-item>
          <text:p text:style-name="P2">Google Drive Developers, 2020. Search For Files And Folders <text:s/>| <text:s/>Google Drive API <text:s/>| <text:s/>Google Developers. [online] Google Developers. Available at: &lt;https://developers.google.com/drive/api/v2/search-files&gt; [Accessed 10 October 2020].</text:p>
        </text:list-item>
        <text:list-item>
          <text:p text:style-name="P2">Gwak, J., 2020. Iterative/Pydrive2. [online] GitHub. Available at: &lt;https://github.com/iterative/PyDrive2&gt; [Accessed 10 October 2020].</text:p>
        </text:list-item>
        <text:list-item>
          <text:p text:style-name="P2"><text:soft-page-break/>Gwak, J., Blevins, S. and Nabel, R., 2020. Quickstart — Pydrive 1.3.0 Documentation. [online] Gsuitedevs.github.io. Available at: &lt;https://gsuitedevs.github.io/PyDrive/docs/build/html/quickstart.html&gt; [Accessed 10 October 2020].</text:p>
        </text:list-item>
        <text:list-item>
          <text:p text:style-name="P2">Gwak, J., Blevins, S. and Nabel, R., 2020. Welcome To Pydrive’S Documentation! — Pydrive 1.3.0 Documentation. [online] Gsuitedevs.github.io. Available at: &lt;https://gsuitedevs.github.io/PyDrive/docs/build/html/index.html&gt; [Accessed 10 October 2020].</text:p>
        </text:list-item>
        <text:list-item>
          <text:p text:style-name="P2">Jablonski, J., 2020. Python 3'S F-Strings: An Improved String Formatting Syntax (Guide) – Real Python. [online] Realpython.com. Available at: &lt;https://realpython.com/python-f-strings/&gt; [Accessed 10 October 2020].</text:p>
        </text:list-item>
        <text:list-item>
          <text:p text:style-name="P2">KFC, 2020. Model UN Made Easy: How To Write A Resolution - Best Delegate Model United Nations. [online] Best Delegate Model United Nations. Available at: &lt;https://bestdelegate.com/model-un-made-easy-how-to-write-a-resolution/&gt; [Accessed 10 October 2020].</text:p>
        </text:list-item>
        <text:list-item>
          <text:p text:style-name="P2">Malik, U., 2020. Reading And Writing MS Word Files In Python Via Python-Docx Module. [online] Stack Abuse. Available at: &lt;https://stackabuse.com/reading-and-writing-ms-word-files-in-python-via-python-docx-module/&gt; [Accessed 10 October 2020].</text:p>
        </text:list-item>
        <text:list-item>
          <text:p text:style-name="P2">Mozilla, 2019. Common MIME Types. [online] MDN Web Docs. Available at: &lt;https://developer.mozilla.org/en-US/docs/Web/HTTP/Basics_of_HTTP/MIME_types/Common_types&gt; [Accessed 10 October 2020].</text:p>
        </text:list-item>
        <text:list-item>
          <text:p text:style-name="P2">Mozilla, 2019. MIME Types (IANA Media Types). [online] MDN Web Docs. Available at: &lt;https://developer.mozilla.org/en-US/docs/Web/HTTP/Basics_of_HTTP/MIME_types&gt; [Accessed 10 October 2020].</text:p>
        </text:list-item>
        <text:list-item>
          <text:p text:style-name="P2">Paloor, J., 2017. Python Program To Read A Url And Extract Its Meta Keyword And Meta Description. [online] Gist. Available at: &lt;https://gist.github.com/jineshpaloor/6478011&gt; [Accessed 10 October 2020].</text:p>
        </text:list-item>
        <text:list-item>
          <text:p text:style-name="P2">Python Software Foundation, 2020. Urllib.Parse — Parse Urls Into Components — Python 3.9.0 Documentation. [online] Docs.python.org. Available at: &lt;https://docs.python.org/3/library/urllib.parse.html&gt; [Accessed 10 October 2020].</text:p>
        </text:list-item>
        <text:list-item>
          <text:p text:style-name="P2">Pythonspot, 2020. Python Tree Data Structure. [online] pythonspot. Available at: &lt;https://pythonspot.com/python-tree/&gt; [Accessed 10 October 2020].</text:p>
        </text:list-item>
      </text:list>
      <text:h text:style-name="Heading_20_3" text:outline-level="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Times New Roman" svg:font-family="'Times New Roman'"/>
    <style:font-face style:name="Calibri" svg:font-family="Calibri" style:font-family-generic="swiss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Calibri" fo:font-size="12pt" fo:language="en" fo:country="GB" style:letter-kerning="true" style:font-name-asian="Noto Serif CJK SC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bri" fo:font-family="Calibri" style:font-family-generic="swiss"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bri" fo:font-family="Calibri" style:font-family-generic="swiss"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0-10T17:54:26.272912977</meta:creation-date>
    <dc:date>2020-10-10T18:13:08.715333718</dc:date>
    <meta:editing-duration>PT18M41S</meta:editing-duration>
    <meta:editing-cycles>3</meta:editing-cycles>
    <meta:generator>LibreOffice/6.4.6.2$Linux_X86_64 LibreOffice_project/40$Build-2</meta:generator>
    <meta:document-statistic meta:table-count="0" meta:image-count="0" meta:object-count="0" meta:page-count="2" meta:paragraph-count="23" meta:word-count="481" meta:character-count="4599" meta:non-whitespace-character-count="4130"/>
  </office:meta>
</office:document-meta>
</file>